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Lucida Sans Unicode" svg:font-family="'Lucida Sans Unicode'"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paragraph-rsid="0016a725"/>
    </style:style>
    <style:style style:name="P2" style:family="paragraph" style:parent-style-name="Table_20_Contents">
      <style:text-properties officeooo:paragraph-rsid="0016a725"/>
    </style:style>
    <style:style style:name="P3" style:family="paragraph" style:parent-style-name="Table_20_Contents">
      <style:text-properties fo:language="en" fo:country="US" officeooo:rsid="0017cea8" officeooo:paragraph-rsid="0017cea8"/>
    </style:style>
    <style:style style:name="P4" style:family="paragraph" style:parent-style-name="Text_20_body">
      <style:text-properties officeooo:paragraph-rsid="0016a7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old.reddit.com/r/AskMen/comments/uoi62o/what_random_marriage_advice_sounded_absurd_but/" text:style-name="Internet_20_link" text:visited-style-name="Visited_20_Internet_20_Link">What random marriage advice sounded absurd but was actually spot on helpful?</text:a></text:p>
      <text:p text:style-name="P1"/>
      <table:table table:name="Table1" table:style-name="Table1">
        <table:table-column table:style-name="Table1.A"/>
        <table:table-row table:style-name="TableLine94030918738768">
          <table:table-cell table:style-name="Table1.A1" office:value-type="string">
            <text:p text:style-name="P4">Dad said “Be kind even if you’re not feeling it. Maybe <text:span text:style-name="Emphasis">especially</text:span> if you’re not feeling it.”</text:p>
            <text:p text:style-name="P2"><text:a xlink:type="simple" xlink:href="https://old.reddit.com/r/AskMen/comments/uoi62o/what_random_marriage_advice_sounded_absurd_but/i8f48l9/" text:style-name="Internet_20_link" text:visited-style-name="Visited_20_Internet_20_Link">semantician</text:a> </text:p>
          </table:table-cell>
        </table:table-row>
        <table:table-row table:style-name="TableLine94030961526192">
          <table:table-cell table:style-name="Table1.A2" office:value-type="string">
            <text:p text:style-name="P4">My grandfather told me " Never go to bed with dirty dishes in the sink" . What I learned is that he would always help my grandma and that is when they did their most talking</text:p>
            <text:p text:style-name="P2"><text:a xlink:type="simple" xlink:href="https://old.reddit.com/r/AskMen/comments/uoi62o/what_random_marriage_advice_sounded_absurd_but/i8euyzt/" text:style-name="Internet_20_link" text:visited-style-name="Visited_20_Internet_20_Link">t480</text:a> </text:p>
          </table:table-cell>
        </table:table-row>
        <table:table-row table:style-name="TableLine94030950683056">
          <table:table-cell table:style-name="Table1.A2" office:value-type="string">
            <text:p text:style-name="P4">marriage is the act of solving as a team problems you didnt have before.</text:p>
            <text:p text:style-name="P3"><text:a xlink:type="simple" xlink:href="https://old.reddit.com/r/AskMen/comments/uoi62o/what_random_marriage_advice_sounded_absurd_but/i8fd44d/" text:style-name="Internet_20_link" text:visited-style-name="Visited_20_Internet_20_Link">stappernn</text:a></text:p>
          </table:table-cell>
        </table:table-row>
        <table:table-row table:style-name="TableLine94030919053920">
          <table:table-cell table:style-name="Table1.A2" office:value-type="string">
            <text:p text:style-name="P4">As Rita Rudner said about changing your SO, “That pie’s baked. If you want a different flavor, get a different pie.”</text:p>
            <text:p text:style-name="P2"><text:a xlink:type="simple" xlink:href="https://old.reddit.com/r/AskMen/comments/uoi62o/what_random_marriage_advice_sounded_absurd_but/i8g5098/" text:style-name="Internet_20_link" text:visited-style-name="Visited_20_Internet_20_Link">SMKnightly</text:a> </text:p>
          </table:table-cell>
        </table:table-row>
        <table:table-row table:style-name="TableLine94030950698944">
          <table:table-cell table:style-name="Table1.A2" office:value-type="string">
            <text:p text:style-name="P4">Don’t have too high of expectations. My dad told us that, but we found most of our early fights were when one or the other had unspoken expectations of the other or marriage. It is positively life changing to be married, and an amazing experience, but still life goes on.</text:p>
            <text:p text:style-name="P2"><text:a xlink:type="simple" xlink:href="https://old.reddit.com/r/AskMen/comments/uoi62o/what_random_marriage_advice_sounded_absurd_but/i8fd2g6/" text:style-name="Internet_20_link" text:visited-style-name="Visited_20_Internet_20_Link">nopants_ranchdance</text:a></text:p>
          </table:table-cell>
        </table:table-row>
        <table:table-row table:style-name="TableLine94030918666320">
          <table:table-cell table:style-name="Table1.A2" office:value-type="string">
            <text:p text:style-name="P4">You don't just marry her, you marry her whole damn family.</text:p>
            <text:p text:style-name="P2"><text:a xlink:type="simple" xlink:href="https://old.reddit.com/r/AskMen/comments/uoi62o/what_random_marriage_advice_sounded_absurd_but/i8f0tgr/" text:style-name="Internet_20_link" text:visited-style-name="Visited_20_Internet_20_Link">crazyprsn</text:a></text:p>
          </table:table-cell>
        </table:table-row>
        <table:table-row table:style-name="TableLine94030937516672">
          <table:table-cell table:style-name="Table1.A2" office:value-type="string">
            <text:p text:style-name="P4">This is one I developed myself about 10 years ago.</text:p>
            <text:p text:style-name="Text_20_body">Don't forget to breathe.</text:p>
            <text:p text:style-name="Text_20_body">Your relationship was founded on your individuality. If you are not taking time to be yourselves as individuals, you are not maintaining yourselves and eroding the foundation of you relationship and your life. There is a reason most employers provide vacation. Time to get away from the grindstone, reset, recharge, and breathe. Same thing for your relationships. When you are together, you are a couple. When you are with the kids, you are parents. At work, you are working. There is a reason things like guy's/girl's night, man caves, and craft rooms exist. To take time apart, build individually, and appreciate your time together more. This is true of all relationships, romantic, parental, vocational, and personal.</text:p>
            <text:p text:style-name="Text_20_body">If you're not breathing, you're not doing much.</text:p>
            <text:p text:style-name="P2"><text:a xlink:type="simple" xlink:href="https://old.reddit.com/r/AskMen/comments/uoi62o/what_random_marriage_advice_sounded_absurd_but/i8g5oep/" text:style-name="Internet_20_link" text:visited-style-name="Visited_20_Internet_20_Link">StinkyMcKraken</text:a></text:p>
          </table:table-cell>
        </table:table-row>
        <table:table-row table:style-name="TableLine94030864271008">
          <table:table-cell table:style-name="Table1.A2" office:value-type="string">
            <text:p text:style-name="P4">“Don’t criticise each other’s driving - it leads down a dark path”</text:p>
            <text:p text:style-name="P2"><text:a xlink:type="simple" xlink:href="https://old.reddit.com/r/AskMen/comments/uoi62o/what_random_marriage_advice_sounded_absurd_but/i8fd3nx/" text:style-name="Internet_20_link" text:visited-style-name="Visited_20_Internet_20_Link">nellucd</text:a></text:p>
          </table:table-cell>
        </table:table-row>
        <table:table-row table:style-name="TableLine94030864272592">
          <table:table-cell table:style-name="Table1.A2" office:value-type="string">
            <text:p text:style-name="P4">Looks fade, marry someone who you enjoy talking to. -grandma</text:p>
            <text:p text:style-name="Text_20_body"><text:soft-page-break/>I also feel strongly about this one. </text:p>
            <text:p text:style-name="Text_20_body">Find someone who is ok with you both having separate hobbies. My wife does her thing and I have my hobby. We share some hobbies, but we are ok with spending time apart too. We don't have to always do them together. I couldn't imagine marrying a woman who needed to do every single thing I did just to be around me. She needs to have her own life and I love not forcing her into the nerdy stuff I enjoy.</text:p>
            <text:p text:style-name="P2"><text:a xlink:type="simple" xlink:href="https://old.reddit.com/r/AskMen/comments/uoi62o/what_random_marriage_advice_sounded_absurd_but/i8g3nkm/" text:style-name="Internet_20_link" text:visited-style-name="Visited_20_Internet_20_Link">catalystkjoe</text:a></text:p>
          </table:table-cell>
        </table:table-row>
        <table:table-row table:style-name="TableLine94030940791888">
          <table:table-cell table:style-name="Table1.A2" office:value-type="string">
            <text:p text:style-name="P4">Focus on tackling the problem, not each other</text:p>
            <text:p text:style-name="P2"><text:a xlink:type="simple" xlink:href="https://old.reddit.com/r/AskMen/comments/uoi62o/what_random_marriage_advice_sounded_absurd_but/i8epcia/" text:style-name="Internet_20_link" text:visited-style-name="Visited_20_Internet_20_Link">bobbobbobbobbob123</text:a> </text:p>
          </table: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AU" style:font-name-asian="Lucida Sans Unicode" style:font-size-asian="12pt" style:language-asian="zxx" style:country-asian="none"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AU" style:font-name-asian="Lucida Sans Unicode" style:font-size-asian="12pt" style:language-asian="zxx" style:country-asian="none"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in" fo:margin-bottom="0.1965in"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5-18T01:50:45.431749371</dc:date>
    <meta:editing-duration>PT1H6M11S</meta:editing-duration>
    <meta:editing-cycles>6</meta:editing-cycles>
    <meta:generator>LibreOffice/7.3.3.2$Linux_X86_64 LibreOffice_project/30$Build-2</meta:generator>
    <meta:document-statistic meta:table-count="1" meta:image-count="0" meta:object-count="0" meta:page-count="2" meta:paragraph-count="26" meta:word-count="427" meta:character-count="2425" meta:non-whitespace-character-count="2019"/>
  </office:meta>
</office:document-meta>
</file>